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text-properties fo:font-size="36pt" officeooo:rsid="0009bdff" officeooo:paragraph-rsid="0009bdff" style:font-size-asian="31.5pt" style:font-size-complex="36pt"/>
    </style:style>
    <style:style style:name="P2" style:family="paragraph" style:parent-style-name="Text_20_body">
      <style:paragraph-properties fo:text-align="justify" style:justify-single-word="false"/>
      <style:text-properties fo:font-size="15pt" officeooo:rsid="0009bdff" officeooo:paragraph-rsid="0009bdff" style:font-size-asian="13.1000003814697pt" style:font-size-complex="15pt"/>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IDADE FUNICIONAL</text:p>
      <text:p text:style-name="P1"/>
      <text:p text:style-name="P2"><text:bookmark text:name="yui_3_18_1_1_1728982758069_37"/>1. Que é a tecnoloxía asistiva? Cita alguns exemplos</text:p>
      <text:p text:style-name="P2">- La tecnologia asistiva se refiere a dispositivos o software diseñados para ayudar a personas con discapacidades a mejorar sus capacidades funcionales y aumentar su independencia.</text:p>
      <text:p text:style-name="P2"><text:s/>Algunos ejemplos incluyen lectores de pantalla, prótesis avanzadas, y aplicaciones de reconocimiento de voz. Con el avance continuo de la tecnología, estas herramientas se vuelven cada vez más accesibles, mejorando la calidad de vida de millones de personas en todo el mundo.</text:p>
      <text:p text:style-name="P2"/>
      <text:p text:style-name="P2">2. Busca apps utiles que se ultilizen para:</text:p>
      <text:p text:style-name="P2">- Personas con discapacidades visuales:</text:p>
      <text:p text:style-name="P2"><text:s/>~ Lookout</text:p>
      <text:p text:style-name="P2"><text:s/>~ Seeing AI</text:p>
      <text:p text:style-name="P2"><text:s/>~ Be My Eyes</text:p>
      <text:p text:style-name="P2"/>
      <text:p text:style-name="P2">- Personas con discapacidades auditivas:</text:p>
      <text:p text:style-name="P2"><text:s/>~ Ava</text:p>
      <text:p text:style-name="P2"><text:s/>~ Rogervoice</text:p>
      <text:p text:style-name="P2"><text:s/>~ Sound Amplifier (Android)</text:p>
      <text:p text:style-name="P2"/>
      <text:p text:style-name="P2">- Personas con discapacidades fisicas:</text:p>
      <text:p text:style-name="P2"><text:s/>~ Tecla</text:p>
      <text:p text:style-name="P2"><text:s/>~ Wheelmap</text:p>
      <text:p text:style-name="P2"><text:s/>~ Google voice access</text:p>
      <text:p text:style-name="P2"/>
      <text:p text:style-name="P2"><text:soft-page-break/>- Personas con discapacidades intelectuais:</text:p>
      <text:p text:style-name="P2"><text:s/>~ Cognifit</text:p>
      <text:p text:style-name="P2"><text:s/>~ iDo</text:p>
      <text:p text:style-name="P2"><text:s/>~ Choicewor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1:18:15.783489696</meta:creation-date>
    <dc:date>2024-10-15T11:40:14.260120575</dc:date>
    <meta:editing-duration>PT21M58S</meta:editing-duration>
    <meta:editing-cycles>1</meta:editing-cycles>
    <meta:document-statistic meta:table-count="0" meta:image-count="0" meta:object-count="0" meta:page-count="2" meta:paragraph-count="21" meta:word-count="138" meta:character-count="887" meta:non-whitespace-character-count="757"/>
    <meta:generator>LibreOffice/7.4.7.2$Linux_X86_64 LibreOffice_project/40$Build-2</meta:generator>
  </office:meta>
</office:document-meta>
</file>